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text-properties style:font-name="FreeSans" fo:font-size="12pt" officeooo:rsid="0012d7c2" officeooo:paragraph-rsid="0012d7c2" style:font-size-asian="12pt" style:font-size-complex="12pt"/>
    </style:style>
    <style:style style:name="P2" style:family="paragraph" style:parent-style-name="Standard">
      <style:text-properties style:font-name="FreeSans" fo:font-size="12pt" officeooo:rsid="0012d7c2" officeooo:paragraph-rsid="0014bda1" style:font-size-asian="12pt" style:font-size-complex="12pt"/>
    </style:style>
    <style:style style:name="P3" style:family="paragraph" style:parent-style-name="Standard">
      <style:text-properties style:font-name="FreeSans" fo:font-size="12pt" officeooo:rsid="001f5aa1" officeooo:paragraph-rsid="001f5aa1" style:font-size-asian="12pt" style:font-size-complex="12pt"/>
    </style:style>
    <style:style style:name="P4" style:family="paragraph" style:parent-style-name="Standard">
      <style:text-properties style:font-name="FreeSans" fo:font-size="12pt" officeooo:rsid="0014bda1" officeooo:paragraph-rsid="0014bda1" style:font-size-asian="12pt" style:font-size-complex="12pt"/>
    </style:style>
    <style:style style:name="P5" style:family="paragraph" style:parent-style-name="Standard">
      <style:text-properties style:font-name="FreeSans" fo:font-size="12pt" fo:font-weight="bold" officeooo:rsid="0012d7c2" officeooo:paragraph-rsid="0012d7c2" style:font-size-asian="12pt" style:font-weight-asian="bold" style:font-size-complex="12pt" style:font-weight-complex="bold"/>
    </style:style>
    <style:style style:name="P6" style:family="paragraph" style:parent-style-name="Standard">
      <style:text-properties style:font-name="FreeSans" fo:font-size="12pt" fo:font-weight="bold" officeooo:rsid="00155239" officeooo:paragraph-rsid="00155239" style:font-size-asian="12pt" style:font-weight-asian="bold" style:font-size-complex="12pt" style:font-weight-complex="bold"/>
    </style:style>
    <style:style style:name="P7" style:family="paragraph" style:parent-style-name="Standard">
      <style:text-properties style:font-name="FreeSans" fo:font-size="12pt" fo:font-weight="bold" officeooo:rsid="00251725" officeooo:paragraph-rsid="00251725" style:font-size-asian="12pt" style:font-weight-asian="bold" style:font-size-complex="12pt" style:font-weight-complex="bold"/>
    </style:style>
    <style:style style:name="P8" style:family="paragraph" style:parent-style-name="Standard">
      <style:text-properties style:font-name="FreeSans" fo:font-size="12pt" fo:font-weight="normal" officeooo:rsid="00251725" officeooo:paragraph-rsid="00251725" style:font-size-asian="12pt" style:font-weight-asian="normal" style:font-size-complex="12pt" style:font-weight-complex="normal"/>
    </style:style>
    <style:style style:name="P9" style:family="paragraph" style:parent-style-name="Subtitle">
      <style:text-properties officeooo:rsid="001f5aa1" officeooo:paragraph-rsid="001f5aa1"/>
    </style:style>
    <style:style style:name="P10" style:family="paragraph" style:parent-style-name="Standard">
      <style:text-properties style:font-name="FreeSans" fo:font-size="12pt" fo:font-weight="normal" officeooo:rsid="00228d6a" officeooo:paragraph-rsid="00251725" style:font-size-asian="12pt" style:font-weight-asian="normal" style:font-size-complex="12pt" style:font-weight-complex="normal"/>
    </style:style>
    <style:style style:name="P11" style:family="paragraph" style:parent-style-name="Standard">
      <style:text-properties style:font-name="FreeSans" fo:font-size="12pt" fo:font-weight="normal" officeooo:rsid="00280d5b" officeooo:paragraph-rsid="00284c1c" style:font-size-asian="12pt" style:font-weight-asian="normal" style:font-size-complex="12pt" style:font-weight-complex="normal"/>
    </style:style>
    <style:style style:name="P12" style:family="paragraph" style:parent-style-name="Standard">
      <style:text-properties style:font-name="FreeSans" fo:font-size="12pt" fo:font-weight="normal" officeooo:rsid="00284c1c" officeooo:paragraph-rsid="00284c1c" style:font-size-asian="12pt" style:font-weight-asian="normal" style:font-size-complex="12pt" style:font-weight-complex="normal"/>
    </style:style>
    <style:style style:name="P13" style:family="paragraph" style:parent-style-name="Standard">
      <style:text-properties style:font-name="FreeSans" fo:font-size="12pt" fo:font-weight="normal" officeooo:rsid="0028bfdd" officeooo:paragraph-rsid="0028bfdd" style:font-size-asian="12pt" style:font-weight-asian="normal" style:font-size-complex="12pt" style:font-weight-complex="normal"/>
    </style:style>
    <style:style style:name="P14" style:family="paragraph" style:parent-style-name="Standard">
      <style:text-properties style:font-name="FreeSans" fo:font-size="12pt" fo:font-weight="normal" officeooo:rsid="0028bfdd" officeooo:paragraph-rsid="00303675" style:font-size-asian="12pt" style:font-weight-asian="normal" style:font-size-complex="12pt" style:font-weight-complex="normal"/>
    </style:style>
    <style:style style:name="P15" style:family="paragraph" style:parent-style-name="Standard">
      <style:text-properties style:font-name="FreeSans" fo:font-size="12pt" fo:font-weight="normal" officeooo:rsid="002a97d8" officeooo:paragraph-rsid="002e2294" style:font-size-asian="12pt" style:font-weight-asian="normal" style:font-size-complex="12pt" style:font-weight-complex="normal"/>
    </style:style>
    <style:style style:name="P16" style:family="paragraph" style:parent-style-name="Standard">
      <style:text-properties style:font-name="FreeSans" fo:font-size="12pt" fo:font-weight="normal" officeooo:rsid="002a97d8" officeooo:paragraph-rsid="00303675" style:font-size-asian="12pt" style:font-weight-asian="normal" style:font-size-complex="12pt" style:font-weight-complex="normal"/>
    </style:style>
    <style:style style:name="P17" style:family="paragraph" style:parent-style-name="Standard">
      <style:text-properties style:font-name="FreeSans" fo:font-size="12pt" fo:font-weight="normal" officeooo:rsid="002a97d8" officeooo:paragraph-rsid="00319b11" style:font-size-asian="12pt" style:font-weight-asian="normal" style:font-size-complex="12pt" style:font-weight-complex="normal"/>
    </style:style>
    <style:style style:name="P18" style:family="paragraph" style:parent-style-name="Standard">
      <style:text-properties style:font-name="FreeSans" fo:font-size="12pt" fo:font-weight="normal" officeooo:rsid="002f672e" officeooo:paragraph-rsid="00303675" style:font-size-asian="12pt" style:font-weight-asian="normal" style:font-size-complex="12pt" style:font-weight-complex="normal"/>
    </style:style>
    <style:style style:name="P19" style:family="paragraph" style:parent-style-name="Standard">
      <style:text-properties style:font-name="FreeSans" fo:font-size="12pt" fo:font-weight="normal" officeooo:rsid="00300916" officeooo:paragraph-rsid="00300916" style:font-size-asian="12pt" style:font-weight-asian="normal" style:font-size-complex="12pt" style:font-weight-complex="normal"/>
    </style:style>
    <style:style style:name="P20" style:family="paragraph" style:parent-style-name="Standard">
      <style:text-properties style:font-name="FreeSans" fo:font-size="12pt" fo:font-weight="normal" officeooo:rsid="00349658" officeooo:paragraph-rsid="00349658" style:font-size-asian="12pt" style:font-weight-asian="normal" style:font-size-complex="12pt" style:font-weight-complex="normal"/>
    </style:style>
    <style:style style:name="P21" style:family="paragraph" style:parent-style-name="Standard">
      <style:text-properties style:font-name="FreeSans" fo:font-size="12pt" fo:font-weight="normal" officeooo:rsid="0035d676" officeooo:paragraph-rsid="0035d676" style:font-size-asian="12pt" style:font-weight-asian="normal" style:font-size-complex="12pt" style:font-weight-complex="normal"/>
    </style:style>
    <style:style style:name="P22" style:family="paragraph" style:parent-style-name="Standard">
      <style:text-properties style:font-name="FreeSans" fo:font-size="12pt" fo:font-weight="normal" officeooo:rsid="00201d01" officeooo:paragraph-rsid="00365bcc" style:font-size-asian="12pt" style:font-weight-asian="normal" style:font-size-complex="12pt" style:font-weight-complex="normal"/>
    </style:style>
    <style:style style:name="P23" style:family="paragraph" style:parent-style-name="Standard">
      <style:text-properties style:font-name="FreeSans" fo:font-size="12pt" fo:font-weight="normal" officeooo:rsid="00377b32" officeooo:paragraph-rsid="00377b32" style:font-size-asian="12pt" style:font-weight-asian="normal" style:font-size-complex="12pt" style:font-weight-complex="normal"/>
    </style:style>
    <style:style style:name="P24" style:family="paragraph" style:parent-style-name="Standard">
      <style:text-properties style:font-name="FreeSans" fo:font-size="12pt" fo:font-weight="normal" officeooo:rsid="00394f21" officeooo:paragraph-rsid="00394f21" style:font-size-asian="12pt" style:font-weight-asian="normal" style:font-size-complex="12pt" style:font-weight-complex="normal"/>
    </style:style>
    <style:style style:name="P25" style:family="paragraph" style:parent-style-name="Standard">
      <style:text-properties style:font-name="FreeSans" fo:font-size="12pt" fo:font-weight="normal" officeooo:rsid="003fef03" officeooo:paragraph-rsid="003fef03" style:font-size-asian="12pt" style:font-weight-asian="normal" style:font-size-complex="12pt" style:font-weight-complex="normal"/>
    </style:style>
    <style:style style:name="P26" style:family="paragraph" style:parent-style-name="Standard">
      <style:text-properties style:font-name="FreeSans" fo:font-size="12pt" fo:font-weight="normal" officeooo:rsid="0048badd" officeooo:paragraph-rsid="0048badd" style:font-size-asian="12pt" style:font-weight-asian="normal" style:font-size-complex="12pt" style:font-weight-complex="normal"/>
    </style:style>
    <style:style style:name="P27" style:family="paragraph" style:parent-style-name="Standard">
      <style:text-properties style:font-name="FreeSans" fo:font-size="12pt" fo:font-weight="normal" officeooo:rsid="004db113" officeooo:paragraph-rsid="004db113" style:font-size-asian="12pt" style:font-weight-asian="normal" style:font-size-complex="12pt" style:font-weight-complex="normal"/>
    </style:style>
    <style:style style:name="P28" style:family="paragraph" style:parent-style-name="Standard">
      <style:text-properties style:font-name="FreeSans" fo:font-size="12pt" fo:font-weight="normal" officeooo:rsid="004db113" officeooo:paragraph-rsid="004ed258" style:font-size-asian="12pt" style:font-weight-asian="normal" style:font-size-complex="12pt" style:font-weight-complex="normal"/>
    </style:style>
    <style:style style:name="P29" style:family="paragraph" style:parent-style-name="Standard">
      <style:text-properties style:font-name="FreeSans" fo:font-size="12pt" fo:font-weight="bold" officeooo:rsid="00280d5b" officeooo:paragraph-rsid="00284c1c" style:font-size-asian="12pt" style:font-weight-asian="bold" style:font-size-complex="12pt" style:font-weight-complex="bold"/>
    </style:style>
    <style:style style:name="P30" style:family="paragraph" style:parent-style-name="Standard">
      <style:text-properties style:font-name="FreeSans" fo:font-size="12pt" fo:font-weight="bold" officeooo:rsid="00300916" officeooo:paragraph-rsid="00300916" style:font-size-asian="12pt" style:font-weight-asian="bold" style:font-size-complex="12pt" style:font-weight-complex="bold"/>
    </style:style>
    <style:style style:name="P31" style:family="paragraph" style:parent-style-name="Standard">
      <style:text-properties style:font-name="FreeSans" fo:font-size="12pt" fo:font-weight="bold" officeooo:rsid="00251725" officeooo:paragraph-rsid="00394f21" style:font-size-asian="12pt" style:font-weight-asian="bold" style:font-size-complex="12pt" style:font-weight-complex="bold"/>
    </style:style>
    <style:style style:name="P32" style:family="paragraph" style:parent-style-name="Standard">
      <style:text-properties style:font-name="FreeSans" fo:font-size="12pt" fo:font-weight="bold" officeooo:rsid="00251725" officeooo:paragraph-rsid="003fef03" style:font-size-asian="12pt" style:font-weight-asian="bold" style:font-size-complex="12pt" style:font-weight-complex="bold"/>
    </style:style>
    <style:style style:name="P33" style:family="paragraph" style:parent-style-name="Standard">
      <style:text-properties style:font-name="FreeSans" fo:font-size="12pt" fo:font-weight="bold" officeooo:rsid="0048badd" officeooo:paragraph-rsid="0048badd" style:font-size-asian="12pt" style:font-weight-asian="bold" style:font-size-complex="12pt" style:font-weight-complex="bold"/>
    </style:style>
    <style:style style:name="P34" style:family="paragraph" style:parent-style-name="Standard">
      <style:text-properties style:font-name="FreeSans" fo:font-size="12pt" officeooo:rsid="0012d7c2" officeooo:paragraph-rsid="00201d01" style:font-size-asian="12pt" style:font-size-complex="12pt"/>
    </style:style>
    <style:style style:name="P35" style:family="paragraph" style:parent-style-name="Standard">
      <style:text-properties style:font-name="FreeSans" fo:font-size="12pt" officeooo:rsid="00365bcc" officeooo:paragraph-rsid="00365bcc" style:font-size-asian="12pt" style:font-size-complex="12pt"/>
    </style:style>
    <style:style style:name="P36" style:family="paragraph" style:parent-style-name="Standard">
      <style:text-properties style:font-name="FreeSans" fo:font-size="12pt" style:text-underline-style="none" fo:font-weight="normal" officeooo:rsid="003eb5ce" officeooo:paragraph-rsid="003eb5ce" style:font-size-asian="12pt" style:font-weight-asian="normal" style:font-size-complex="12pt" style:font-weight-complex="normal"/>
    </style:style>
    <style:style style:name="P37" style:family="paragraph" style:parent-style-name="Standard">
      <style:text-properties style:font-name="FreeSans" fo:font-size="12pt" style:text-underline-style="none" fo:font-weight="normal" officeooo:rsid="003fef03" officeooo:paragraph-rsid="003fef03" style:font-size-asian="12pt" style:font-weight-asian="normal" style:font-size-complex="12pt" style:font-weight-complex="normal"/>
    </style:style>
    <style:style style:name="P38" style:family="paragraph" style:parent-style-name="Standard">
      <style:text-properties style:font-name="FreeSans" fo:font-size="12pt" style:text-underline-style="none" fo:font-weight="normal" officeooo:rsid="003fef03" officeooo:paragraph-rsid="00415df8" style:font-size-asian="12pt" style:font-weight-asian="normal" style:font-size-complex="12pt" style:font-weight-complex="normal"/>
    </style:style>
    <style:style style:name="P39" style:family="paragraph" style:parent-style-name="Standard">
      <style:text-properties style:font-name="FreeSans" fo:font-size="12pt" style:text-underline-style="none" fo:font-weight="bold" officeooo:rsid="00251725" officeooo:paragraph-rsid="003fef03" style:font-size-asian="12pt" style:font-weight-asian="bold" style:font-size-complex="12pt" style:font-weight-complex="bold"/>
    </style:style>
    <style:style style:name="P40" style:family="paragraph" style:parent-style-name="Standard">
      <style:text-properties style:use-window-font-color="true" style:font-name="FreeSans" fo:font-size="12pt" fo:font-weight="normal" officeooo:rsid="003fef03" officeooo:paragraph-rsid="003fef03"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4ed258" style:font-weight-asian="bold" style:font-weight-complex="bold"/>
    </style:style>
    <style:style style:name="T3" style:family="text">
      <style:text-properties officeooo:rsid="001f5aa1"/>
    </style:style>
    <style:style style:name="T4" style:family="text">
      <style:text-properties fo:font-style="italic" style:font-style-asian="italic" style:font-style-complex="italic"/>
    </style:style>
    <style:style style:name="T5" style:family="text">
      <style:text-properties fo:font-style="italic" officeooo:rsid="00201d01" style:font-style-asian="italic" style:font-style-complex="italic"/>
    </style:style>
    <style:style style:name="T6" style:family="text">
      <style:text-properties fo:font-style="italic" officeooo:rsid="00284c1c" style:font-style-asian="italic" style:font-style-complex="italic"/>
    </style:style>
    <style:style style:name="T7" style:family="text">
      <style:text-properties fo:font-style="italic" officeooo:rsid="002bf505" style:font-style-asian="italic" style:font-style-complex="italic"/>
    </style:style>
    <style:style style:name="T8" style:family="text">
      <style:text-properties fo:font-style="italic" officeooo:rsid="002e3556" style:font-style-asian="italic" style:font-style-complex="italic"/>
    </style:style>
    <style:style style:name="T9" style:family="text">
      <style:text-properties fo:font-style="italic" officeooo:rsid="00300916" style:font-style-asian="italic" style:font-style-complex="italic"/>
    </style:style>
    <style:style style:name="T10" style:family="text">
      <style:text-properties fo:font-style="italic" officeooo:rsid="003fef03"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201d01" style:font-style-asian="normal" style:font-style-complex="normal"/>
    </style:style>
    <style:style style:name="T13" style:family="text">
      <style:text-properties fo:font-style="normal" officeooo:rsid="00284c1c" style:font-style-asian="normal" style:font-style-complex="normal"/>
    </style:style>
    <style:style style:name="T14" style:family="text">
      <style:text-properties fo:font-style="normal" officeooo:rsid="002bf505" style:font-style-asian="normal" style:font-style-complex="normal"/>
    </style:style>
    <style:style style:name="T15" style:family="text">
      <style:text-properties fo:font-style="normal" officeooo:rsid="002e3556" style:font-style-asian="normal" style:font-style-complex="normal"/>
    </style:style>
    <style:style style:name="T16" style:family="text">
      <style:text-properties fo:font-style="normal" officeooo:rsid="00300916" style:font-style-asian="normal" style:font-style-complex="normal"/>
    </style:style>
    <style:style style:name="T17" style:family="text">
      <style:text-properties fo:font-style="normal" officeooo:rsid="0036146f" style:font-style-asian="normal" style:font-style-complex="normal"/>
    </style:style>
    <style:style style:name="T18" style:family="text">
      <style:text-properties fo:font-style="normal" officeooo:rsid="00394f21" style:font-style-asian="normal" style:font-style-complex="normal"/>
    </style:style>
    <style:style style:name="T19" style:family="text">
      <style:text-properties fo:font-style="normal" officeooo:rsid="003fef03" style:font-style-asian="normal" style:font-style-complex="normal"/>
    </style:style>
    <style:style style:name="T20" style:family="text">
      <style:text-properties fo:font-style="normal" officeooo:rsid="0042b32b"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officeooo:rsid="00201d01"/>
    </style:style>
    <style:style style:name="T23" style:family="text">
      <style:text-properties officeooo:rsid="0021e04b"/>
    </style:style>
    <style:style style:name="T24" style:family="text">
      <style:text-properties officeooo:rsid="00277a50"/>
    </style:style>
    <style:style style:name="T25" style:family="text">
      <style:text-properties officeooo:rsid="00284c1c"/>
    </style:style>
    <style:style style:name="T26" style:family="text">
      <style:text-properties officeooo:rsid="0035280f"/>
    </style:style>
    <style:style style:name="T27" style:family="text">
      <style:text-properties officeooo:rsid="00394f21"/>
    </style:style>
    <style:style style:name="T28" style:family="text">
      <style:text-properties officeooo:rsid="003fef03"/>
    </style:style>
    <style:style style:name="T29" style:family="text">
      <style:text-properties style:use-window-font-color="true"/>
    </style:style>
    <style:style style:name="T30" style:family="text">
      <style:text-properties style:use-window-font-color="true" officeooo:rsid="00459f67"/>
    </style:style>
    <style:style style:name="T31" style:family="text">
      <style:text-properties style:use-window-font-color="true" officeooo:rsid="004ef389"/>
    </style:style>
    <style:style style:name="T32" style:family="text">
      <style:text-properties officeooo:rsid="00459f67"/>
    </style:style>
    <style:style style:name="T33" style:family="text">
      <style:text-properties officeooo:rsid="004bf665"/>
    </style:style>
    <style:style style:name="T34" style:family="text">
      <style:text-properties officeooo:rsid="004ed258"/>
    </style:style>
    <style:style style:name="T35" style:family="text">
      <style:text-properties officeooo:rsid="004f25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cript for IJCAR2020 talk</text:p>
      <text:p text:style-name="P1"/>
      <text:p text:style-name="P5"><text:span text:style-name="T3">Title</text:span>:</text:p>
      <text:p text:style-name="P3">This is a joint work with Emmanuel Gunther and Miguel Pagano from <text:span text:style-name="T23">the </text:span>National University at Córdoba.</text:p>
      <text:p text:style-name="P2"/>
      <text:p text:style-name="P5"><text:span text:style-name="T3">Summary</text:span>:</text:p>
      <text:p text:style-name="P3">I'll begin by reviewing the ZF logic of Isabelle. Then I'll say a few words about forcing and the benefits of the approach that uses countable transitive models, <text:span text:style-name="T24">which should be also apparent from comparing our code with the literature</text:span>. Finally, I'll mention some fu<text:span text:style-name="T24">r</text:span>ther active directions in our research project.</text:p>
      <text:p text:style-name="P2"/>
      <text:p text:style-name="P5"><text:span text:style-name="T3">Why Isabelle/ZF</text:span>:</text:p>
      <text:p text:style-name="P3">ZF is kind of a black sheep of the Isabelle family. Besides a few other people, everyone works using Isabelle/HOL. We chose ZF because at the time of our launch during 2017, it was the framework with the most advanced set theory formalized-- that is, the tools of absoluteness and relativization that are prerequisites for forcing. A second reason was the possibility to write proofs that look similar to the actual math, thanks to the Isar language. And finally, the underlying assumptions of the such a framework are rather low in consistency strength.</text:p>
      <text:p text:style-name="P3"/>
      <text:p text:style-name="P3"><text:span text:style-name="T11">Although we still benefited from great automation tools like </text:span><text:span text:style-name="T4">Simplifier</text:span><text:span text:style-name="T11">, </text:span><text:span text:style-name="T4">auto </text:span><text:span text:style-name="T11">and </text:span><text:span text:style-name="T4">blast,</text:span> the more powerful <text:span text:style-name="T4">sledgehammer</text:span><text:span text:style-name="T11"> is missing from ZF. </text:span></text:p>
      <text:p text:style-name="P3"/>
      <text:p text:style-name="P3"><text:span text:style-name="T11">The other most obvious downside</text:span><text:span text:style-name="T12">s</text:span><text:span text:style-name="T11"> </text:span><text:span text:style-name="T12">are </text:span><text:span text:style-name="T11">the lack of types </text:span><text:span text:style-name="T5">inside ZF</text:span><text:span text:style-name="T11">, which in some context</text:span><text:span text:style-name="T17">s</text:span><text:span text:style-name="T11"> creates extra burdens of proof, </text:span><text:span text:style-name="T12">and the fact that Isabelle's metatheory </text:span><text:span text:style-name="T5">Pure </text:span><text:span text:style-name="T12">is in some sense too weak, being unable to accommodate inductive definitions.</text:span></text:p>
      <text:p text:style-name="P4"/>
      <text:p text:style-name="P6"><text:span text:style-name="T22">Isabelle/ZF</text:span>:</text:p>
      <text:p text:style-name="P22">The Isabelle logic ZF defines two types: <text:span text:style-name="T1">i</text:span> for sets and <text:span text:style-name="T1">o </text:span>for Booleans. </text:p>
      <text:p text:style-name="P22"/>
      <text:p text:style-name="P22"><text:span text:style-name="T11">It is to be noted that Isabelle/ZF is not strictly first-order, since it allows free higher order variables. Those occur, for instance, in the terms of type </text:span><text:span text:style-name="T21">o</text:span><text:span text:style-name="T11"> that encode the a</text:span>xioms of Separation and Replacement. This had a notorious impact in our design choices.</text:p>
      <text:p text:style-name="P34"/>
      <text:p text:style-name="P35">Finally, primitive recursion is supported but only internally, as a layer on top of ZF theorems on wellfounded relations.</text:p>
      <text:p text:style-name="P34"/>
      <text:p text:style-name="P7">The ctm-approach, <text:span text:style-name="T27">1</text:span>:</text:p>
      <text:p text:style-name="P8">A ctm is a countable and transitive family of sets M, together with the restriction of the membership relation, thus making a first order structure.</text:p>
      <text:p text:style-name="P10"/>
      <text:p text:style-name="P23">The existence of a ctm of ZF (which is a running assumption for our development) follows from the assumption of the existence of a wellfounded model of ZF.</text:p>
      <text:p text:style-name="P23"/>
      <text:p text:style-name="P23">Since the binary relation of a ctm <text:span text:style-name="T4">M </text:span>is indeed membership, it makes sense to ask what is the connection between some set-theoretic concept such as “inclusion”, and the same concept as seen from within <text:span text:style-name="T4">M</text:span><text:span text:style-name="T11">.</text:span></text:p>
      <text:p text:style-name="P23"/>
      <text:p text:style-name="P24"><text:soft-page-break/><text:span text:style-name="T11">The rhs...</text:span></text:p>
      <text:p text:style-name="P24"/>
      <text:p text:style-name="P24"><text:span text:style-name="T11">In this case...</text:span></text:p>
      <text:p text:style-name="P24"/>
      <text:p text:style-name="P31"/>
      <text:p text:style-name="P31"><text:span text:style-name="T11">The ctm-approach, </text:span><text:span text:style-name="T18">2</text:span><text:span text:style-name="T11">:</text:span></text:p>
      <text:p text:style-name="P24">Now we take a forcing notion, that is, a preorder on top that lives in <text:span text:style-name="T28">the </text:span><text:span text:style-name="T10">ground model</text:span><text:span text:style-name="T28"> </text:span>M. I'll skip the definition of <text:s/>“M-generic”, but for such a filter G we can obtain an extension of M, the generic extension M[G].</text:p>
      <text:p text:style-name="P24"/>
      <text:p text:style-name="P24">Every element of M[G] is named by an element of M, through the coding function val. Now, the fundamental theorems of forcing say that also truth in M[G] is coded in M through a function <text:span text:style-name="T4">forces</text:span>:</text:p>
      <text:p text:style-name="P24"/>
      <text:p text:style-name="P36">The satisfaction of phi (with one free variable, just for conciseness) in M[G] is witnessed by an element p of the forcing notion.</text:p>
      <text:p text:style-name="P36"/>
      <text:p text:style-name="P38">In the literature, you will find the expression below in red, the “forcing relation” </text:p>
      <text:p text:style-name="P37"/>
      <text:p text:style-name="P39"/>
      <text:p text:style-name="P32"><text:span text:style-name="T11">The ctm-approach, </text:span><text:span text:style-name="T19">3</text:span><text:span text:style-name="T11">:</text:span></text:p>
      <text:p text:style-name="P25">Now to the benefits of the ctm approach. Generics can be proved to exists thanks to countability. <text:span text:style-name="T32">Other approaches to forcing, such as </text:span><text:span text:style-name="T29">“forcing over </text:span><text:span text:style-name="T30">the universe</text:span><text:span text:style-name="T29">” </text:span><text:span text:style-name="T30">or using Boolean valued models do not allow to obtain </text:span><text:span text:style-name="T31">the generic extension </text:span><text:span text:style-name="T30">as a </text:span><text:span text:style-name="T31">customary </text:span><text:span text:style-name="T30">first-order model.</text:span></text:p>
      <text:p text:style-name="P25"/>
      <text:p text:style-name="P40">Absoluteness... So for instance being an ordinal is exactly the same across different ctms and the universe of sets (that is, the type <text:span text:style-name="T1">I</text:span>).</text:p>
      <text:p text:style-name="P40"/>
      <text:p text:style-name="P40">Both... closer to our intuition.</text:p>
      <text:p text:style-name="P40"/>
      <text:p text:style-name="P40">And ctms are used...</text:p>
      <text:p text:style-name="P11"/>
      <text:p text:style-name="P29"/>
      <text:p text:style-name="P32"><text:span text:style-name="T11">The ctm-approach, </text:span><text:span text:style-name="T19">4</text:span><text:span text:style-name="T11">:</text:span></text:p>
      <text:p text:style-name="P11">...</text:p>
      <text:p text:style-name="P29"/>
      <text:p text:style-name="P29"/>
      <text:p text:style-name="P33">Other approaches to forcing:</text:p>
      <text:p text:style-name="P27">The most important alternative approach to forcing is the one by Han and van Doorn. They fully formalized in Lean the independence of CH from the axioms of ZFC, using Boolean valued models.</text:p>
      <text:p text:style-name="P27"/>
      <text:p text:style-name="P28">There are also other approaches to set theory, now over HOL. For instance, <text:span text:style-name="T34">both HOLZF by Obua and ZFC_in_HOL by Paulson take advantage of using the type infrastructure of HOL. </text:span></text:p>
      <text:p text:style-name="P28"/>
      <text:p text:style-name="P28"><text:span text:style-name="T34">But there are also some observations regarding the consistency strength of this frameworks. Isabelle/ZF plus the assumption of a ctm is weaker, directly and consistency-wise than ZF plus an inaccesible cardinal. The HOL variants most probably </text:span><text:span text:style-name="T2">require</text:span><text:span text:style-name="T34"> an inaccessible, thus higher in consistency strength. Finally, the Calculus of Constructions that sustains Lean </text:span><text:soft-page-break/><text:span text:style-name="T34">requires infinitely many inaccessible cardinals. It should be noted, thus, that none of the three frameworks allows to obtain finitary proofs of the relative consistency of ZFC plus not CH.</text:span></text:p>
      <text:p text:style-name="P26"/>
      <text:p text:style-name="P29"><text:span text:style-name="T25">Adapted ZF-Constructible:</text:span></text:p>
      <text:p text:style-name="P11">…</text:p>
      <text:p text:style-name="P11"/>
      <text:p text:style-name="P11"/>
      <text:p text:style-name="P29"><text:span text:style-name="T25">Formalized </text:span><text:span text:style-name="T6">forces</text:span><text:span text:style-name="T13">:</text:span> </text:p>
      <text:p text:style-name="P11">…</text:p>
      <text:p text:style-name="P11"/>
      <text:p text:style-name="P11"/>
      <text:p text:style-name="P29"><text:span text:style-name="T25">M[G] |= ZF(C):</text:span></text:p>
      <text:p text:style-name="P12">The full machinery of forcing is not need to show that generic extensions satisty some of the axioms of ZFC, but it is required for the proofs of Separation, Powerset, and Replacement.</text:p>
      <text:p text:style-name="P29"/>
      <text:p text:style-name="P12">It is to be noted that the assumption of <text:span text:style-name="T4">AC </text:span><text:span text:style-name="T11">is only on the model </text:span><text:span text:style-name="T4">M</text:span><text:span text:style-name="T11"> and it is not part of the metatheory.</text:span></text:p>
      <text:p text:style-name="P12"/>
      <text:p text:style-name="P13"><text:span text:style-name="T11">We would like to show how the code of one of these proofs compares to mathematical prose. We tried to be as faithful as possible to the textbook by Kunen.</text:span></text:p>
      <text:p text:style-name="P11"/>
      <text:p text:style-name="P29">Code review:</text:p>
      <text:p text:style-name="P13">Above is an excerpt of the relevant theorem, and we focus in the proof of the Powerset Axiom. We are told that it suffices to prove that assuming <text:span text:style-name="T4">a</text:span><text:span text:style-name="T11"> is the generic extension, </text:span></text:p>
      <text:p text:style-name="P14"/>
      <text:p text:style-name="P14"><text:span text:style-name="T11">then there is some </text:span><text:span text:style-name="T4">b</text:span><text:span text:style-name="T11"> there satisfying th</text:span><text:span text:style-name="T20">e displayed</text:span><text:span text:style-name="T11"> inclusion.</text:span></text:p>
      <text:p text:style-name="P13"/>
      <text:p text:style-name="P14"><text:span text:style-name="T11">Here, </text:span><text:span text:style-name="T16">a subindex </text:span><text:span text:style-name="T4">G </text:span><text:span text:style-name="T11">denotes t</text:span><text:span text:style-name="T16">aking</text:span><text:span text:style-name="T11"> value</text:span><text:span text:style-name="T16">s</text:span><text:span text:style-name="T11"> at </text:span><text:span text:style-name="T4">G. </text:span><text:span text:style-name="T11">So we fix some </text:span><text:span text:style-name="T4">tau </text:span><text:span text:style-name="T11">such that its value is </text:span><text:span text:style-name="T4">a</text:span><text:span text:style-name="T11"> </text:span></text:p>
      <text:p text:style-name="P14"/>
      <text:p text:style-name="P14"><text:span text:style-name="T11">and we take </text:span><text:span text:style-name="T4">Q</text:span><text:span text:style-name="T11"> as indicated.</text:span></text:p>
      <text:p text:style-name="P13"><text:span text:style-name="T11"/></text:p>
      <text:p text:style-name="P13"><text:span text:style-name="T11">There are many lines folded here, and that happens everytime we should prove that some term lives indeed in </text:span><text:span text:style-name="T4">M</text:span><text:span text:style-name="T11">. To accomplish that, we must follow the relativization and synthesis discipline above for such a term. I'll comment on this at the end of the talk.</text:span></text:p>
      <text:p text:style-name="P13"><text:span text:style-name="T11"/></text:p>
      <text:p text:style-name="P17"><text:span text:style-name="T11">Continuing, </text:span><text:span text:style-name="T4">pi</text:span><text:span text:style-name="T11"> and </text:span><text:span text:style-name="T4">b</text:span><text:span text:style-name="T11"> are defined as stated. </text:span></text:p>
      <text:p text:style-name="P17"/>
      <text:p text:style-name="P17"><text:span text:style-name="T14">For the proof of the main goal, an inclusion,</text:span></text:p>
      <text:p text:style-name="P15"><text:span text:style-name="T14"/></text:p>
      <text:p text:style-name="P16"><text:span text:style-name="T14">we take some </text:span><text:span text:style-name="T7">c</text:span><text:span text:style-name="T14"> on the lhs. </text:span></text:p>
      <text:p text:style-name="P16"/>
      <text:p text:style-name="P16"><text:span text:style-name="T15">We choose some </text:span><text:span text:style-name="T8">chi </text:span><text:span text:style-name="T15">with that value </text:span></text:p>
      <text:p text:style-name="P16"/>
      <text:p text:style-name="P16"><text:span text:style-name="T15">and </text:span><text:span text:style-name="T8">theta</text:span><text:span text:style-name="T15"> is defined as shown, where you can see below the raw format of an internalized formula with its de Bruijn indices 0 and 1.</text:span></text:p>
      <text:p text:style-name="P16"><text:span text:style-name="T15"/></text:p>
      <text:p text:style-name="P18"><text:span text:style-name="T15">T</text:span><text:span text:style-name="T11">hen, since </text:span><text:span text:style-name="T4">theta</text:span><text:span text:style-name="T11"> is in </text:span><text:span text:style-name="T4">Q</text:span><text:span text:style-name="T11">, </text:span></text:p>
      <text:p text:style-name="P18"/>
      <text:p text:style-name="P18"><text:span text:style-name="T16">it is enough to see that the value of </text:span><text:span text:style-name="T9">theta </text:span><text:span text:style-name="T16">at </text:span><text:span text:style-name="T9">G</text:span><text:span text:style-name="T16"> is c. This is enough for a sample; there is a bit more if someone feels curious.</text:span></text:p>
      <text:p text:style-name="P19"><text:soft-page-break/></text:p>
      <text:p text:style-name="P30"><text:span text:style-name="T11">Looking forward:</text:span></text:p>
      <text:p text:style-name="P20">The next steps <text:span text:style-name="T35">to be taken </text:span>are twofold. We are formalizing some combinatorial and preservation results to be able to explore cardinal arithmetic using forcing. The key point is that most of these results must be transferred to the ctm <text:span text:style-name="T4">M</text:span><text:span text:style-name="T11"> but they are not absolute.</text:span></text:p>
      <text:p text:style-name="P20"/>
      <text:p text:style-name="P20">The aids we are developing will make the process of relativization and proofs that terms live in <text:span text:style-name="T4">M </text:span><text:span text:style-name="T11">quicker.</text:span></text:p>
      <text:p text:style-name="P20"/>
      <text:p text:style-name="P20">In particular, we have modified the relativization discipline to work with <text:span text:style-name="T33">relative versions of </text:span>functions <text:span text:style-name="T33">like powerset and cardinal because</text:span> the fully relational format is unwieldy <text:span text:style-name="T26">for working with non absolute concepts.</text:span></text:p>
      <text:p text:style-name="P20"/>
      <text:p text:style-name="P21">That would be all, thank you very much.</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10:57:03.254961136</meta:creation-date>
    <meta:print-date>2019-09-23T12:02:34.991463456</meta:print-date>
    <dc:date>2020-06-17T12:20:17.005547519</dc:date>
    <meta:editing-duration>P1DT23H25M32S</meta:editing-duration>
    <meta:editing-cycles>39</meta:editing-cycles>
    <meta:generator>LibreOffice/4.2.8.2$Linux_X86_64 LibreOffice_project/420m0$Build-2</meta:generator>
    <meta:document-statistic meta:table-count="0" meta:image-count="0" meta:object-count="0" meta:page-count="4" meta:paragraph-count="61" meta:word-count="1169" meta:character-count="6730" meta:non-whitespace-character-count="5610"/>
  </office:meta>
</office:document-meta>
</file>